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o Mulek Robô Aranha</text:p>
      <text:p text:style-name="Standard"/>
      <text:p text:style-name="Standard"/>
      <text:p text:style-name="Standard">Definição dos motores:</text:p>
      <text:list xml:id="list1302031143" text:style-name="L1">
        <text:list-item>
          <text:p text:style-name="P1">Motor A: motor do primeiro grau de liberdade. Motor que está preso ao corpo do robô;</text:p>
        </text:list-item>
        <text:list-item>
          <text:p text:style-name="P1">Motor B: motor do segundo grau de liberdade;</text:p>
        </text:list-item>
        <text:list-item>
          <text:p text:style-name="P1">Motor C: motor do terceiro grau de liberdade; </text:p>
        </text:list-item>
      </text:list>
      <text:p text:style-name="Standard"/>
      <text:p text:style-name="Standard">Confecção das peças </text:p>
      <text:list xml:id="list2176933911" text:style-name="L2">
        <text:list-item>
          <text:p text:style-name="P2">Em arílico de 4 mm, exceto as peças de 50x40mm com 6mm de espessura no mínimo. </text:p>
        </text:list-item>
        <text:list-item>
          <text:p text:style-name="P2">Desenho da peças no anexo I; </text:p>
        </text:list-item>
      </text:list>
      <text:p text:style-name="Standard"/>
      <text:p text:style-name="Standard">Parafusos </text:p>
      <text:list xml:id="list1222725432" text:style-name="L3">
        <text:list-item>
          <text:p text:style-name="P3">Tipo A: Parafuso de 3 mm de diâmetro e 40 mm de comprimento; </text:p>
        </text:list-item>
        <text:list-item>
          <text:p text:style-name="P3">Tipo B: Parafuso de rosca 1,5 mm de diâmetro e 6,5 de comprimento; </text:p>
        </text:list-item>
        <text:list-item>
          <text:p text:style-name="P3">Tipo C: Parafuso de rosca 1,5 mm de diâmetro e 10 mm de comprimento; </text:p>
        </text:list-item>
      </text:list>
      <text:list xml:id="list1893385640" text:style-name="L4">
        <text:list-item>
          <text:p text:style-name="P4">Pernas:</text:p>
          <text:list>
            <text:list-item>
              <text:p text:style-name="P4">Prender motores do primeiro e segundo grau de liberdade: 2 parafusos Tipo A;</text:p>
            </text:list-item>
            <text:list-item>
              <text:p text:style-name="P4">Eixo dos três motores: 4 x 3 = 12 parafusos tipo B;</text:p>
            </text:list-item>
            <text:list-item>
              <text:p text:style-name="P4">Extremidade da perna, motor 3: <text:s/>2 parafusos Tipo B;</text:p>
            </text:list-item>
            <text:list-item>
              <text:p text:style-name="P4">Total nas pernas:</text:p>
              <text:list>
                <text:list-item>
                  <text:p text:style-name="P4">Parafusos Tipo A: 6 x 2 = 12;</text:p>
                </text:list-item>
                <text:list-item>
                  <text:p text:style-name="P4">Porcas Tipo A: 12;</text:p>
                </text:list-item>
                <text:list-item>
                  <text:p text:style-name="P4">Arruelas Tipo A: 12; </text:p>
                </text:list-item>
                <text:list-item>
                  <text:p text:style-name="P4">Parafusos Tipo B: (12 + 2) x 6 = 84;</text:p>
                </text:list-item>
              </text:list>
            </text:list-item>
          </text:list>
        </text:list-item>
        <text:list-item>
          <text:p text:style-name="P4">Corpo:</text:p>
          <text:list>
            <text:list-item>
              <text:p text:style-name="P4">Peça retangular de apoio: 4 parafusos tipo B;</text:p>
            </text:list-item>
            <text:list-item>
              <text:p text:style-name="P4">Total: </text:p>
              <text:list>
                <text:list-item>
                  <text:p text:style-name="P4">Parafusos Tipo B: 5 x 4 = 20 parafusos; </text:p>
                </text:list-item>
              </text:list>
            </text:list-item>
          </text:list>
        </text:list-item>
      </text:list>
      <text:p text:style-name="Standard"/>
      <text:p text:style-name="Standard">Total Geral:</text:p>
      <text:list xml:id="list401936746" text:style-name="L5">
        <text:list-item>
          <text:p text:style-name="P5">Parafusos Tipo A: 12; </text:p>
        </text:list-item>
        <text:list-item>
          <text:p text:style-name="P5">Porcas Tipo A: 12;</text:p>
        </text:list-item>
        <text:list-item>
          <text:p text:style-name="P5">Arruelas Tipo A: 12; </text:p>
        </text:list-item>
        <text:list-item>
          <text:p text:style-name="P5">Parafusos Tipo B: 104; 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ivaldo Jr</meta:initial-creator>
    <meta:creation-date>2012-12-23T12:30:56</meta:creation-date>
    <dc:date>2013-01-08T19:21:46</dc:date>
    <dc:creator>Orivaldo Jr</dc:creator>
    <meta:editing-duration>PT5H48M7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1" meta:paragraph-count="30" meta:word-count="231" meta:character-count="1081" meta:non-whitespace-character-count="890"/>
  </office:meta>
</office:document-meta>
</file>